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eiryo UI" svg:font-family="Meiryo UI" style:font-family-generic="modern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Century" svg:font-family="Century" style:font-family-generic="roman" style:font-pitch="variable" svg:panose-1="2 4 6 4 5 5 5 2 3 4"/>
  </office:font-face-decls>
  <office:automatic-styles>
    <style:style style:name="P1" style:parent-style-name="標準" style:master-page-name="MP0" style:family="paragraph">
      <style:paragraph-properties fo:break-before="page" fo:text-align="start" fo:margin-bottom="0.1388in"/>
    </style:style>
    <style:style style:name="T2" style:parent-style-name="段落フォント" style:family="text">
      <style:text-properties style:font-name="Meiryo UI" style:font-name-asian="Meiryo UI" style:font-name-complex="Meiryo UI" fo:font-size="18pt" style:font-size-asian="18pt"/>
    </style:style>
    <style:style style:name="P3" style:parent-style-name="標準" style:family="paragraph">
      <style:paragraph-properties fo:text-align="start" fo:margin-bottom="0.1388in"/>
    </style:style>
    <style:style style:name="P4" style:parent-style-name="標準" style:family="paragraph">
      <style:paragraph-properties fo:text-align="start" fo:margin-bottom="0.1388in"/>
    </style:style>
    <style:style style:name="P5" style:parent-style-name="標準" style:family="paragraph">
      <style:paragraph-properties fo:text-align="start" fo:margin-bottom="0.1388in"/>
    </style:style>
    <style:style style:name="P6" style:parent-style-name="標準" style:family="paragraph">
      <style:paragraph-properties fo:text-align="start" fo:margin-bottom="0.1388in" fo:line-height="115%"/>
    </style:style>
  </office:automatic-styles>
  <office:body>
    <office:text text:use-soft-page-breaks="true">
      <text:p text:style-name="P1"><text:span text:style-name="T2">ssh-rsa AAAAB3NzaC1yc2EAAAABJQAAAIEAp0LnPi5pxcgHv2iX1e5ct/JTwSajroZYU3I/8MWZogAiJ7av2OrZADn3b50F+Sg+rnul8KjiqP1Mu6x0cBPcP3tOG//8tZzO2H7uDdaGRFDWOr+qSdLyv2Bsn2pQGDkxqT+AaURDMl4lyB86owpOn9cjmOq0GqwdwlAXUG+pxCc= rsa-key-20170413</text:span></text:p>
      <text:p text:style-name="P3">***********************************************************</text:p>
      <text:p text:style-name="P4">**************************************************************</text:p>
      <text:p text:style-name="P5">***************************************************************</text:p>
      <text:p text:style-name="P6">ssh-rsa AAAAB3NzaC1yc2EAAAABJQAAAIEAgWTGHuULoL2hmy8uKDYWskHaKUGqG678Ngv7fYx4/LWTamEMdp03DgIhQTBRUkCsWnyOzx6/pIbXDSgE/AiimzxIdSiT3Ug8vg3NHN0HlXloJxTkp2MC2tftwPyLWEKJghfqeVpmLFJtoJYJW8Y0Qm0c+2A3Uf7qq+lCTtdHwCU= rsa-key-20170418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ＭＳ 明朝" svg:font-family="ＭＳ 明朝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eiryo UI" svg:font-family="Meiryo UI" style:font-family-generic="modern" style:font-pitch="variable" svg:panose-1="2 11 6 4 3 5 4 4 2 4"/>
    <style:font-face style:name="ＭＳ ゴシック" svg:font-family="ＭＳ ゴシック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Century" svg:font-family="Century" style:font-family-generic="roman" style:font-pitch="variable" svg:panose-1="2 4 6 4 5 5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833in"/>
      <style:text-properties style:font-name="Calibri" style:font-name-asian="ＭＳ 明朝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ヘッダー" style:display-name="ヘッダー" style:family="paragraph" style:parent-style-name="標準">
      <style:paragraph-properties style:snap-to-layout-grid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ヘッダー文字" style:display-name="ヘッダー (文字)" style:family="text" style:parent-style-name="段落フォント"/>
    <style:style style:name="フッター" style:display-name="フッター" style:family="paragraph" style:parent-style-name="標準">
      <style:paragraph-properties style:snap-to-layout-grid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フッター文字" style:display-name="フッター (文字)" style:family="text" style:parent-style-name="段落フォント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.3784in" fo:margin-left="1.1812in" fo:margin-bottom="1.1812in" fo:margin-right="1.1812in" style:num-format="1" style:writing-mode="lr-tb" style:layout-grid-mode="line" style:layout-grid-lines="36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Sawa</dc:creator>
    <meta:creation-date>2017-04-17T21:03:00Z</meta:creation-date>
    <dc:date>2017-04-17T21:35:00Z</dc:date>
    <meta:template xlink:href="Normal.dotm" xlink:type="simple"/>
    <meta:editing-cycles>3</meta:editing-cycles>
    <meta:editing-duration>PT1920S</meta:editing-duration>
    <meta:document-statistic meta:page-count="1" meta:paragraph-count="1" meta:word-count="95" meta:character-count="638" meta:row-count="4" meta:non-whitespace-character-count="544"/>
  </office:meta>
</office:document-meta>
</file>